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491f" officeooo:paragraph-rsid="000149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é carreira profissional para você e qual a conexão com as outras dimensões da sua vida?</text:p>
      <text:p text:style-name="P1"/>
      <text:p text:style-name="P1">- Acredito que a carreira profissional se resume ao nível que você quer alcançar, seja ele diretor, analista pleno, fundador, sócio e por ai vai. Tudo isso se inicia através de suas classificações e desejos para almejar o tão sonhado cargo. Acredito que na minha vida profissional impactou mais na pessoal do que o inverso, sou organizado no meu trabalho, gosto de pensar em todos os lados da problemática, gosto de me prevenir de possíveis problemas, fico atento aos detalhes para melhorar numa próxima oportunidade, e isso tenho levado para meu lado pessoal.</text:p>
      <text:p text:style-name="P1"/>
      <text:p text:style-name="P1">Quais foram os seus principais aprendizados sobre plano de carreira moderno e contexto atual?</text:p>
      <text:p text:style-name="P1"/>
      <text:p text:style-name="P1">- Entender que não é necessário estar no mesmo local para cumprir seu planejamento, é algo que coloquei em prática tem alguns anos da minha vida, entender que a “cadeira” já não serve mais para mim e me posicionar para chegar aonde eu quero estar, aonde eu mereço estar. </text:p>
      <text:p text:style-name="P1"/>
      <text:p text:style-name="P1">Por que um plano de carreira pode ser interessante para você?</text:p>
      <text:p text:style-name="P1"/>
      <text:p text:style-name="P1">- Na minha atual situação é algo que ainda não foi desenhado, então acredito que venha pra somar com todo conhecimento que estou buscando e tentando colocar em prática.</text:p>
      <text:p text:style-name="P1"/>
      <text:p text:style-name="P1">Quais os principais desafios que você antecipa ou já possui para desenvolver o seu planejamento de carreira?</text:p>
      <text:p text:style-name="P1"/>
      <text:p text:style-name="P1">- Acredito que hoje eu maior desafio para concretizar meu planejamento é o inicio, estou em processo de mudança de carreira, não tenho conseguido iniciar nessa nova profissão que estou migrando e com isso não estou conseguindo visualizar uma melhor para meu futuro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4T13:19:03.131000000</meta:creation-date>
    <dc:date>2025-07-14T13:31:14.113000000</dc:date>
    <meta:editing-duration>PT12M13S</meta:editing-duration>
    <meta:editing-cycles>1</meta:editing-cycles>
    <meta:document-statistic meta:table-count="0" meta:image-count="0" meta:object-count="0" meta:page-count="1" meta:paragraph-count="8" meta:word-count="274" meta:character-count="1620" meta:non-whitespace-character-count="1352"/>
    <meta:generator>EasyOffice/7.6.2.1.0$Windows_X86_64 LibreOffice_project/0bc4d647150f05f02b71ccb5539a4012b57f1faf</meta:generator>
  </office:meta>
</office:document-meta>
</file>